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1200" calcext:value-type="float">
            <text:p>11200</text:p>
          </table:table-cell>
          <table:table-cell/>
        </table:table-row>
        <table:table-row table:style-name="ro2">
          <table:table-cell office:value-type="string" calcext:value-type="string">
            <text:p>min motor RPM</text:p>
          </table:table-cell>
          <table:table-cell table:style-name="ce2" office:value-type="float" office:value="1000" calcext:value-type="float">
            <text:p>1000</text:p>
          </table:table-cell>
          <table:table-cell table:style-name="ce1" office:value-type="string" calcext:value-type="string">
            <text:p>2000 spin-up, &gt;1000 steady, control value is ~~0x0f</text:p>
          </table:table-cell>
        </table:table-row>
        <table:table-row table:style-name="ro2">
          <table:table-cell office:value-type="string" calcext:value-type="string">
            <text:p>ticks per motor rotation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3">
          <table:table-cell office:value-type="string" calcext:value-type="string">
            <text:p>wheel perimeter / mm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max speed / mm/s</text:p>
          </table:table-cell>
          <table:table-cell table:style-name="ce3" table:formula="of:=[.B5] * ([.B1]/60) / [.B4]" office:value-type="float" office:value="1092.57633401619" calcext:value-type="float">
            <text:p>1092.5763340162</text:p>
          </table:table-cell>
          <table:table-cell/>
        </table:table-row>
        <table:table-row table:style-name="ro1">
          <table:table-cell office:value-type="string" calcext:value-type="string">
            <text:p>min speed / mm/s</text:p>
          </table:table-cell>
          <table:table-cell table:style-name="ce3" table:formula="of:=[.B5] * ([.B2]/60) / [.B4]" office:value-type="float" office:value="97.551458394303" calcext:value-type="float">
            <text:p>97.5514583943</text:p>
          </table:table-cell>
          <table:table-cell/>
        </table:table-row>
        <table:table-row table:style-name="ro1">
          <table:table-cell office:value-type="string" calcext:value-type="string">
            <text:p>odometry resolution / mm</text:p>
          </table:table-cell>
          <table:table-cell table:style-name="ce3" table:formula="of:=[.B5]/([.B4]*[.B3])" office:value-type="float" office:value="0.731635937957272" calcext:value-type="float">
            <text:p>0.731635938</text:p>
          </table:table-cell>
          <table:table-cell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style-name="ce3" table:formula="of:=([.B1]/60) * [.B3]" office:value-type="float" office:value="1493.33333333333" calcext:value-type="float">
            <text:p>1493.3333333333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ax ticks per control frame</text:p>
          </table:table-cell>
          <table:table-cell table:style-name="ce3" table:formula="of:=([.B1] / 60) * [.B3] / [.B11]" office:value-type="float" office:value="29.8666666666667" calcext:value-type="float">
            <text:p>29.8666666667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style-name="ce3" table:formula="of:=([.B2] / 60) * [.B3] / [.B11]" office:value-type="float" office:value="2.66666666666667" calcext:value-type="float">
            <text:p>2.6666666667</text:p>
          </table:table-cell>
          <table:table-cell/>
        </table:table-row>
        <table:table-row table:style-name="ro1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m/s</text:p>
          </table:table-cell>
          <table:table-cell table:style-name="ce3" table:formula="of:=[.B5] * (([.B15]*[.B11]) / [.B3]) / [.B4]" office:value-type="float" office:value="73.1635937957272" calcext:value-type="float">
            <text:p>73.1635937957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style-name="ce3" table:formula="of:=([.B1] / 60) * [.B3] / [.B12]" office:value-type="float" office:value="149.333333333333" calcext:value-type="float">
            <text:p>149.333333333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3-12-28T18:07:42.660075007</dc:date>
    <dc:creator>Kuba </dc:creator>
    <meta:editing-duration>PT27M39S</meta:editing-duration>
    <meta:editing-cycles>10</meta:editing-cycles>
    <meta:generator>LibreOffice/4.1.3.2$Linux_X86_64 LibreOffice_project/410m0$Build-2</meta:generator>
    <meta:document-statistic meta:table-count="2" meta:cell-count="47" meta:object-count="0"/>
  </office:meta>
</office:document-meta>
</file>